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5" style:family="paragraph" style:parent-style-name="BODY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BODY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3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4" style:family="text">
      <style:text-properties style:font-name="Georgia"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5" style:family="text">
      <style:text-properties fo:color="#802020" fo:font-size="12pt" fo:language="none" fo:country="none" fo:font-weight="bold" style:font-name-asian="Georgia" style:font-size-asian="12pt" style:language-asian="none" style:country-asian="none" style:font-weight-asian="bold" style:font-name-complex="Georgia" style:font-size-complex="12pt" style:language-complex="none" style:country-complex="none" style:font-weight-complex="bold"/>
    </style:style>
    <style:style style:name="T6" style:family="text">
      <style:text-properties fo:color="#802020"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7" style:family="text">
      <style:text-properties fo:color="#208080"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8" style:family="text">
      <style:text-properties fo:color="#208080"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9" style:family="text">
      <style:text-properties fo:color="#545454" style:font-name="Georgia" fo:font-size="12pt" fo:language="none" fo:country="none" fo:font-style="italic" style:font-name-asian="Georgia" style:font-size-asian="12pt" style:language-asian="none" style:country-asian="none" style:font-style-asian="italic" style:font-name-complex="Georgia" style:font-size-complex="12pt" style:language-complex="none" style:country-complex="none" style:font-style-complex="italic"/>
    </style:style>
    <style:style style:name="T10" style:family="text">
      <style:text-properties fo:color="#545454" style:font-name="Georgia"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11" style:family="text">
      <style:text-properties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12" style:family="text">
      <style:text-properties fo:language="none" fo:country="none" style:font-name-asian="Georgia" style:language-asian="none" style:country-asian="none" style:font-name-complex="Georgia" style:language-complex="none" style:country-complex="none"/>
    </style:style>
    <style:style style:name="T13" style:family="text">
      <style:text-properties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urning Fasting Into Feasting</text:span> </text:p>
      <text:p text:style-name="P1"><text:span text:style-name="T1">Read:</text:span> Isaiah 58 1-14</text:p>
      <text:p text:style-name="P1"><text:span text:style-name="T1">Text:</text:span> </text:p>
      <text:p text:style-name="P3"><text:span text:style-name="T1">Introduction:</text:span> </text:p>
      <text:p text:style-name="P3"/>
      <text:p text:style-name="P6"><text:span text:style-name="T12">Isa 58:1</text:span><text:span text:style-name="T12">  Cry aloud, spare not, lift up thy voice like a trumpet, and shew my people their transgression, and the house of Jacob their sins. </text:span></text:p>
      <text:p text:style-name="P5"><text:span text:style-name="T3">Isa 58:2</text:span><text:span text:style-name="T3">  Yet they seek me daily, and delight to know my ways, as a nation that did righteousness, and forsook not the ordinance of their God: they ask of me the ordinances of justice; they take delight in approaching to God. </text:span></text:p>
      <text:p text:style-name="P5"><text:span text:style-name="T3">Isa 58:3</text:span><text:span text:style-name="T3">  Wherefore have we fasted, </text:span><text:span text:style-name="T4">say they,</text:span><text:span text:style-name="T3"> and thou seest not? </text:span><text:span text:style-name="T4">wherefore</text:span><text:span text:style-name="T3"> have we afflicted our soul, and thou takest no knowledge? Behold, in the day of your fast ye find pleasure, and exact all your labours. </text:span></text:p>
      <text:p text:style-name="P5"><text:span text:style-name="T3">Isa 58:4</text:span><text:span text:style-name="T3">  Behold, ye fast for strife and debate, and to smite with the fist of wickedness: ye shall not fast as </text:span><text:span text:style-name="T4">ye do this</text:span><text:span text:style-name="T3"> day, to make your voice to be heard on high. </text:span></text:p>
      <text:p text:style-name="P5"><text:span text:style-name="T3">Isa 58:5</text:span><text:span text:style-name="T3">  Is it such a fast that I have chosen? a day for a man to afflict his soul? </text:span><text:span text:style-name="T4">is it</text:span><text:span text:style-name="T3"> to bow down his head as a bulrush, and to spread sackcloth and ashes </text:span><text:span text:style-name="T4">under him?</text:span><text:span text:style-name="T3"> wilt thou call this a fast, and an acceptable day to the LORD? </text:span></text:p>
      <text:p text:style-name="P5"><text:span text:style-name="T3">Isa 58:6</text:span><text:span text:style-name="T3">  </text:span><text:span text:style-name="T4">Is</text:span><text:span text:style-name="T3"> not this the fast that I have chosen? to loose the bands of wickedness, to undo the heavy burdens, and to let the oppressed go free, and that ye break every yoke? </text:span></text:p>
      <text:p text:style-name="P5"><text:span text:style-name="T3">Isa 58:7</text:span><text:span text:style-name="T3">  </text:span><text:span text:style-name="T4">Is it</text:span><text:span text:style-name="T3"> not to deal thy bread to the hungry, and that thou bring the poor that are cast out to thy house? when thou seest the naked, that thou cover him; and that thou hide not thyself from thine own flesh? </text:span></text:p>
      <text:p text:style-name="P5"><text:span text:style-name="T3">Isa 58:8</text:span><text:span text:style-name="T3">  Then shall thy light break forth as the morning, and thine health shall spring forth speedily: and thy righteousness shall go before thee; the glory of the LORD shall be thy rereward. </text:span></text:p>
      <text:p text:style-name="P5"><text:span text:style-name="T3">Isa 58:9</text:span><text:span text:style-name="T3">  Then shalt thou call, and the LORD shall answer; thou shalt cry, and he shall say, Here I </text:span><text:span text:style-name="T4">am.</text:span><text:span text:style-name="T3"> If thou take away from the midst of thee the yoke, the putting forth of the finger, and speaking vanity; </text:span></text:p>
      <text:p text:style-name="P5"><text:span text:style-name="T3">Isa 58:10</text:span><text:span text:style-name="T3">  And </text:span><text:span text:style-name="T4">if</text:span><text:span text:style-name="T3"> thou draw out thy soul to the hungry, and satisfy the afflicted soul; then shall thy light rise in obscurity, and thy darkness </text:span><text:span text:style-name="T4">be</text:span><text:span text:style-name="T3"> as the noonday: </text:span></text:p>
      <text:p text:style-name="P5"><text:span text:style-name="T3">Isa 58:11</text:span><text:span text:style-name="T3">  And the LORD shall guide thee continually, and satisfy thy soul in drought, and make fat thy bones: and thou shalt be like a watered garden, and like a spring of water, whose waters fail not. </text:span></text:p>
      <text:p text:style-name="P5"><text:span text:style-name="T3">Isa 58:12</text:span><text:span text:style-name="T3">  And </text:span><text:span text:style-name="T4">they that shall be</text:span><text:span text:style-name="T3"> of thee shall build the old waste places: thou shalt raise up the foundations of many generations; and thou shalt be called, The repairer of the breach, The restorer of paths to dwell in. </text:span></text:p>
      <text:p text:style-name="P5"><text:span text:style-name="T3">Isa 58:13</text:span><text:span text:style-name="T3">  If thou turn away thy foot from the sabbath, </text:span><text:span text:style-name="T4">from</text:span><text:span text:style-name="T3"> doing thy pleasure on my holy day; and call the sabbath a delight, the holy of the LORD, honourable; and shalt honour him, not doing thine own ways, nor finding thine own pleasure, nor speaking </text:span><text:span text:style-name="T4">thine own</text:span><text:span text:style-name="T3"> words: </text:span></text:p>
      <text:p text:style-name="P5"><text:span text:style-name="T3">Isa 58:14</text:span><text:span text:style-name="T3">  Then shalt thou delight thyself in the LORD; and I will cause thee to ride upon the high places of the earth, and feed thee with the heritage of Jacob thy father: for the mouth of the LORD hath spoken </text:span><text:span text:style-name="T4">it.</text:span><text:span text:style-name="T3"> 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2</meta:editing-cycles>
    <meta:creation-date>2014-03-28T17:34:00</meta:creation-date>
    <dc:date>2021-06-25T06:56:45.54</dc:date>
    <meta:editing-duration>PT20H17M16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8" meta:word-count="559" meta:character-count="29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